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T1" style:parent-style-name="Heading_201" style:family="text"/>
    <style:style style:name="P2" style:parent-style-name="Standard" style:family="paragraph">
      <style:text-properties fo:color="#000000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delta:insertion-change-idref="D" delta:insertion-type="insert-around-content" text:style-name="P1" text:outline-level="1">
<delta:remove-leaving-content-start delta:removal-change-idref="D" delta:end-element-idref="end1">
<text:h text:style-name="P1" text:outline-level="1"/>
</delta:remove-leaving-content-start>This is a heading. [
<delta:remove-leaving-content-end delta:end-element-id="end1"/>
<delta:remove-leaving-content-start delta:removal-change-idref="D" delta:end-element-idref="end2">
<text:p text:style-name="P2"/>
</delta:remove-leaving-content-start>
]This is a paragraph<delta:remove-leaving-content-end delta:end-element-id="end2"/>
</text: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12000000000000pt" fo:margin-top="11.988000000000001pt" fo:padding-top="0.000000000000000pt" style:tab-stop-distance="35.460000000000001pt" style:writing-mode="page"/>
      <style:text-properties fo:country="US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12000000000000pt" fo:margin-top="11.988000000000001pt" fo:padding-top="0.000000000000000pt" style:tab-stop-distance="35.460000000000001pt" style:writing-mode="page"/>
      <style:text-properties fo:country="US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12000000000000pt" fo:margin-top="0.000000000000000pt"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List" style:display-name="List" style:family="paragraph">
      <style:paragraph-properties fo:margin-bottom="6.012000000000000pt" fo:margin-top="0.000000000000000pt"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12000000000000pt" fo:margin-top="6.012000000000000pt" fo:padding-top="0.000000000000000pt" style:tab-stop-distance="35.460000000000001pt" style:writing-mode="page"/>
      <style:text-properties fo:country="US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2799999999998pt" fo:padding="0.000000000000000pt" fo:page-height="792.000000000000000pt" fo:page-width="612.000000000000000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Ganesh Paramasivam</meta:initial-creator>
    <meta:editing-cycles>1</meta:editing-cycles>
    <dc:date>2010-12-20T14:00:00</dc:date>
    <meta:creation-date>2010-12-08T11:03:53.74</meta:creation-date>
    <dc:creator>Ganesh Paramasivam</dc:creator>
  </office:meta>
</office:document-meta>
</file>